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
      <style:paragraph-properties fo:text-align="justify" style:justify-single-word="false"/>
      <style:text-properties fo:font-weight="bold" style:font-weight-asian="bold" style:font-weight-complex="bold"/>
    </style:style>
    <style:style style:name="P3" style:family="paragraph" style:parent-style-name="Text">
      <style:paragraph-properties fo:text-align="justify" style:justify-single-word="false"/>
      <style:text-properties fo:font-weight="normal" style:font-weight-asian="normal" style:font-weight-complex="normal"/>
    </style:style>
    <style:style style:name="P4" style:family="paragraph" style:parent-style-name="Text" style:list-style-name="L1">
      <style:paragraph-properties fo:text-align="justify" style:justify-single-word="false"/>
      <style:text-properties fo:font-weight="normal" style:font-weight-asian="normal" style:font-weight-complex="normal"/>
    </style:style>
    <style:style style:name="P5" style:family="paragraph" style:parent-style-name="Standard" style:list-style-name="L2">
      <style:paragraph-properties fo:text-align="justify" style:justify-single-word="false"/>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list-style-name="L3">
      <style:text-properties fo:font-weight="normal" style:font-weight-asian="normal"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space-before="0.08cm"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a">
        <style:list-level-properties text:space-before="0.08cm" text:min-label-width="0.499cm"/>
      </text:list-level-style-number>
      <text:list-level-style-bullet text:level="3" text:style-name="Bullet_20_Symbols" style:num-prefix=" " style:num-suffix=" " text:bullet-char="•">
        <style:list-level-properties text:space-before="1cm" text:min-label-width="0.499cm"/>
        <style:text-properties style:font-name="StarSymbol"/>
      </text:list-level-style-bullet>
      <text:list-level-style-bullet text:level="4" text:style-name="Bullet_20_Symbols" style:num-prefix=" " style:num-suffix=" " text:bullet-char="•">
        <style:list-level-properties text:space-before="1.501cm" text:min-label-width="0.499cm"/>
        <style:text-properties style:font-name="StarSymbol"/>
      </text:list-level-style-bullet>
      <text:list-level-style-bullet text:level="5" text:style-name="Bullet_20_Symbols" style:num-prefix=" " style:num-suffix=" " text:bullet-char="•">
        <style:list-level-properties text:space-before="2cm" text:min-label-width="0.499cm"/>
        <style:text-properties style:font-name="StarSymbol"/>
      </text:list-level-style-bullet>
      <text:list-level-style-bullet text:level="6" text:style-name="Bullet_20_Symbols" style:num-prefix=" " style:num-suffix=" " text:bullet-char="•">
        <style:list-level-properties text:space-before="2.501cm" text:min-label-width="0.499cm"/>
        <style:text-properties style:font-name="StarSymbol"/>
      </text:list-level-style-bullet>
      <text:list-level-style-bullet text:level="7" text:style-name="Bullet_20_Symbols" style:num-prefix=" " style:num-suffix=" " text:bullet-char="•">
        <style:list-level-properties text:space-before="3.001cm" text:min-label-width="0.499cm"/>
        <style:text-properties style:font-name="StarSymbol"/>
      </text:list-level-style-bullet>
      <text:list-level-style-bullet text:level="8" text:style-name="Bullet_20_Symbols" style:num-prefix=" " style:num-suffix=" " text:bullet-char="•">
        <style:list-level-properties text:space-before="3.502cm" text:min-label-width="0.499cm"/>
        <style:text-properties style:font-name="StarSymbol"/>
      </text:list-level-style-bullet>
      <text:list-level-style-bullet text:level="9" text:style-name="Bullet_20_Symbols" style:num-prefix=" " style:num-suffix=" " text:bullet-char="•">
        <style:list-level-properties text:space-before="4.001cm" text:min-label-width="0.499cm"/>
        <style:text-properties style:font-name="StarSymbol"/>
      </text:list-level-style-bullet>
      <text:list-level-style-bullet text:level="10" text:style-name="Bullet_20_Symbols" style:num-prefix=" " style:num-suffix=" "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aldybos susirinkimo protokolas</text:h>
      <text:p text:style-name="P1">(2006-11-01)</text:p>
      <text:p text:style-name="P1"/>
      <text:p text:style-name="P2">Dalyvauja:</text:p>
      <text:p text:style-name="P3">Jaroslav Šatkevič </text:p>
      <text:p text:style-name="P3">Saulius Gražulis</text:p>
      <text:p text:style-name="P3">Mykolas Okulič-Kazarinas</text:p>
      <text:p text:style-name="P3">Tomas Jonušas</text:p>
      <text:p text:style-name="P3"/>
      <text:p text:style-name="P2">Darbotvarkė:</text:p>
      <text:list text:style-name="L1">
        <text:list-item>
          <text:p text:style-name="P4">Įstatai.</text:p>
        </text:list-item>
        <text:list-item>
          <text:p text:style-name="P4">Visuotinis susirinkimas.</text:p>
        </text:list-item>
        <text:list-item>
          <text:p text:style-name="P4">Elektroninis parašas.</text:p>
        </text:list-item>
      </text:list>
      <text:p text:style-name="P3"/>
      <text:list text:style-name="L2">
        <text:list-item>
          <text:p text:style-name="P5">Įstatai.</text:p>
        </text:list-item>
      </text:list>
      <text:p text:style-name="Text_20_body"><text:tab/>Sauliaus pasiūlytus pakeitimus valdyba priėmė ir nusprendė naujus įstatus nešti peržiūrai pas notarą. Likus dviems savaitėms iki Visuotinio susirinkimo įstatus paviešinti AKL darbo grupės aptarimui. Visuotinio susirinkimo metu surengti balsavimą įstatams priimti arba atmesti. Atmetimo atveju sudaryti atskirą komisiją, kuri paruoš įstatus iki kito Visuotinio susirinkimo.</text:p>
      <text:p text:style-name="P2"><text:s/>2. Visuotinis susirinkimas.</text:p>
      <text:p text:style-name="Text_20_body"><text:tab/>1. <text:span text:style-name="T1">Susirinkimo vieta pasiūlyta Vievyje arba Vilniuje.</text:span></text:p>
      <text:p text:style-name="P6"><text:tab/>2. Susirinkimo laikas – gruodžio 2 diena.</text:p>
      <text:p text:style-name="P6"><text:tab/>3. Susirinkimo darbotvarkė:</text:p>
      <text:list text:style-name="L3">
        <text:list-item>
          <text:p text:style-name="P7">Įstatų patvirtinimas.</text:p>
        </text:list-item>
        <text:list-item>
          <text:p text:style-name="P7">Prezidento rinkimai.</text:p>
        </text:list-item>
        <text:list-item>
          <text:p text:style-name="P7">Pirtis ir kiti šaunūs dalykai.</text:p>
        </text:list-item>
      </text:list>
      <text:p text:style-name="P3"/>
      <text:p text:style-name="P2"><text:s/>3. Elektroninis parašas.</text:p>
      <text:p text:style-name="P6"><text:tab/>Nuspręsta, kad AKL užsiims parašo formavimo ir autentifikavimo įrankio kūrimo klausim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t" fo:country="LT" style:font-size-asian="12pt" style:language-asian="lt" style:country-asian="LT" style:font-size-complex="12pt" style:language-complex="lt" style:country-complex="LT"/>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lt" fo:country="LT" style:font-name-asian="DejaVu Sans" style:font-size-asian="12pt" style:language-asian="lt" style:country-asian="LT" style:font-name-complex="DejaVu Sans" style:font-size-complex="12pt" style:language-complex="lt" style:country-complex="LT"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Title" style:next-style-name="Text" style:class="text" style:master-page-name="" style:default-outline-level="1">
      <style:paragraph-properties fo:text-align="center" style:justify-single-word="false">
        <style:tab-stops/>
      </style:paragraph-properties>
      <style:text-properties fo:font-size="18pt" fo:font-weight="bold" style:font-size-asian="115%" style:font-weight-asian="bold" style:font-size-complex="115%" style:font-weight-complex="bold"/>
    </style:style>
    <style:style style:name="List" style:family="paragraph" style:parent-style-name="Text_20_body" style:class="lis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ext" style:family="paragraph" style:parent-style-name="Standard" style:class="extra">
      <style:paragraph-properties fo:margin-top="0cm" fo:margin-bottom="0.212cm"/>
    </style:style>
    <style:style style:name="Index" style:family="paragraph" style:parent-style-name="Standard" style:class="index">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Kristina Kudriašova</meta:initial-creator>
    <meta:creation-date>2006-11-09T20:11:44</meta:creation-date>
    <dc:creator>Kristina Kudriašova</dc:creator>
    <dc:date>2006-11-09T20:35:59</dc:date>
    <dc:language>lt-LT</dc:language>
    <meta:editing-cycles>3</meta:editing-cycles>
    <meta:editing-duration>PT24M16S</meta:editing-duration>
    <meta:user-defined meta:name="Info 1"/>
    <meta:user-defined meta:name="Info 2"/>
    <meta:user-defined meta:name="Info 3"/>
    <meta:user-defined meta:name="Info 4"/>
    <meta:document-statistic meta:table-count="0" meta:image-count="0" meta:object-count="0" meta:page-count="1" meta:paragraph-count="22" meta:word-count="111" meta:character-count="906"/>
  </office:meta>
</office:document-meta>
</file>